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80000026477153D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7cm"/>
    </style:style>
    <style:style style:name="pr2" style:family="presentation" style:parent-style-name="Default-subtitle">
      <style:graphic-properties draw:fill-color="#ffffff" fo:min-height="13.61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8cm"/>
    </style:style>
    <style:style style:name="pr5" style:family="presentation" style:parent-style-name="Default-outline1">
      <style:graphic-properties fo:min-height="13.613cm"/>
    </style:style>
    <style:style style:name="pr6" style:family="presentation" style:parent-style-name="Default-outline1">
      <style:graphic-properties draw:auto-grow-height="true" fo:min-height="13.864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ize="2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257cm" svg:x="1.399cm" svg:y="0.962cm" presentation:class="title">
          <draw:text-box>
            <text:p>SASSiJS</text:p>
          </draw:text-box>
        </draw:frame>
        <draw:frame presentation:style-name="pr2" draw:layer="layout" svg:width="24.13cm" svg:height="13.613cm" svg:x="1.905cm" svg:y="5.04cm" presentation:class="subtitle">
          <draw:text-box>
            <text:p>Syntactically Awesome </text:p>
            <text:p>Style Sheets </text:p>
            <text:p>in JavaScrip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257cm" svg:x="1.399cm" svg:y="0.962cm" presentation:class="title">
          <draw:text-box>
            <text:p>The Big Question</text:p>
          </draw:text-box>
        </draw:frame>
        <draw:frame presentation:style-name="pr2" draw:layer="layout" svg:width="24.13cm" svg:height="13.613cm" svg:x="1.905cm" svg:y="5.04cm" presentation:class="subtitle">
          <draw:text-box>
            <text:p text:style-name="P1">What is the point of a Style Sheet?</text:p>
            <text:p text:style-name="P2"/>
            <text:p text:style-name="P2"/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user-transformed="true">
            <draw:text-box>
              <text:p>In the mid-90's 9 proposals were submitted to W3C's www-style mailing list. <text:s/>2 were chosen and combined into what eventually became ratified as CSS1.0</text:p>
              <text:p/>
              <text:p>Separation of data and presentation.</text:p>
              <text:p/>
              <text:p>HTML attributes were getting too heavy.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CSS</text:p>
          </draw:text-box>
        </draw:frame>
        <draw:frame presentation:style-name="pr5" draw:layer="layout" svg:width="24.13cm" svg:height="13.613cm" svg:x="1.905cm" svg:y="4.915cm" presentation:class="outline">
          <draw:text-box>
            <text:list text:style-name="L3">
              <text:list-item>
                <text:p>No class inheritance.</text:p>
              </text:list-item>
              <text:list-item>
                <text:p>No expressions.</text:p>
              </text:list-item>
              <text:list-item>
                <text:p>No variables.</text:p>
              </text:list-item>
              <text:list-item>
                <text:p>Descend only.</text:p>
              </text:list-item>
              <text:list-item>
                <text:p>Some awkward rules (multiple positioning, margins, floating).</text:p>
              </text:list-item>
              <text:list-item>
                <text:p>Box-model means all 90-degree angles.</text:p>
              </text:list-item>
              <text:list-item>
                <text:p>No columns / text flow contr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ASS</text:p>
          </draw:text-box>
        </draw:frame>
        <draw:frame presentation:style-name="pr2" draw:layer="layout" svg:width="24.13cm" svg:height="13.613cm" svg:x="1.905cm" svg:y="5.04cm" presentation:class="subtitle">
          <draw:text-box>
            <text:p>Syntactically Awesome StyleSheet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>
            <draw:text-box>
              <text:p>Part of the HAML gem.</text:p>
              <text:p>Nathan nex3 is the current maintainer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ASS working example</text:p>
          </draw:text-box>
        </draw:frame>
        <draw:frame presentation:style-name="pr6" draw:layer="layout" svg:width="24.13cm" svg:height="13.864cm" svg:x="1.905cm" svg:y="4.915cm" presentation:class="outline" presentation:user-transformed="true">
          <draw:text-box>
            <text:p>require 'rubygems'</text:p>
            <text:p>require 'sass'</text:p>
            <text:p>template = Sass::Engine.new( "body\n <text:s/>:color #990000" )</text:p>
            <text:p>template.render</text:p>
            <text:p/>
            <text:p>=&gt; "body {\n <text:s/>color: #990000; }\n"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ASS major components</text:p>
          </draw:text-box>
        </draw:frame>
        <draw:frame presentation:style-name="pr5" draw:layer="layout" svg:width="24.13cm" svg:height="13.613cm" svg:x="1.905cm" svg:y="4.915cm" presentation:class="outline">
          <draw:text-box>
            <text:list text:style-name="L3">
              <text:list-item>
                <text:p>Selectors and rules.</text:p>
              </text:list-item>
              <text:list-item>
                <text:p>Variables.</text:p>
              </text:list-item>
              <text:list-item>
                <text:p>Expressions.</text:p>
              </text:list-item>
              <text:list-item>
                <text:p>Mixi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ASS template example<text:line-break/><text:span text:style-name="T1">selection and rules</text:span></text:p>
          </draw:text-box>
        </draw:frame>
        <draw:frame presentation:style-name="pr2" draw:text-style-name="P2" draw:layer="layout" svg:width="24.13cm" svg:height="15.193cm" svg:x="1.905cm" svg:y="4.25cm" presentation:class="subtitle" presentation:user-transformed="true">
          <draw:text-box>
            <text:p text:style-name="P2">body <text:s/></text:p>
            <text:p text:style-name="P2"><text:s text:c="2"/>:font 'Arial'</text:p>
            <text:p text:style-name="P2"><text:s text:c="2"/>:background blue</text:p>
            <text:p text:style-name="P2"/>
            <text:p text:style-name="P2">#page</text:p>
            <text:p text:style-name="P2"><text:s text:c="2"/>:width 700px</text:p>
            <text:p text:style-name="P2"><text:s text:c="2"/>:height 100</text:p>
            <text:p text:style-name="P2"><text:s text:c="2"/>#header</text:p>
            <text:p text:style-name="P2"><text:s text:c="4"/>:height 300px</text:p>
            <text:p text:style-name="P2"><text:s text:c="4"/>h1</text:p>
            <text:p text:style-name="P2"><text:s text:c="6"/>:font-size 50px</text:p>
            <text:p text:style-name="P2"><text:s text:c="6"/>:color <text:s text:c="4"/>blu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ASS template example<text:line-break/><text:span text:style-name="T1">variables</text:span></text:p>
          </draw:text-box>
        </draw:frame>
        <draw:frame presentation:style-name="pr2" draw:text-style-name="P4" draw:layer="layout" svg:width="24.13cm" svg:height="13.613cm" svg:x="1.905cm" svg:y="5.04cm" presentation:class="subtitle" presentation:user-transformed="true">
          <draw:text-box>
            <text:p text:style-name="P2"><text:span text:style-name="T2">!width = 10em + 20</text:span></text:p>
            <text:p text:style-name="P2"><text:span text:style-name="T2">!str = "Hello!"</text:span></text:p>
            <text:p text:style-name="P2"><text:span text:style-name="T2">!main_text = #ffa</text:span></text:p>
            <text:p text:style-name="P2"><text:span text:style-name="T2"/></text:p>
            <text:p text:style-name="P2"><text:span text:style-name="T2">#main</text:span></text:p>
            <text:p text:style-name="P2"><text:span text:style-name="T2"><text:s text:c="2"/></text:span><text:span text:style-name="T2">:content = !str</text:span></text:p>
            <text:p text:style-name="P2"><text:span text:style-name="T2"><text:s text:c="2"/></text:span><text:span text:style-name="T2">:width = !width</text:span></text:p>
            <text:p text:style-name="P2"><text:span text:style-name="T2"><text:s text:c="2"/></text:span><text:span text:style-name="T2">:background-color #000</text:span></text:p>
            <text:p text:style-name="P2"><text:span text:style-name="T2"><text:s text:c="2"/></text:span><text:span text:style-name="T2">:color= !main_te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ASS template example<text:line-break/><text:span text:style-name="T1">expressions</text:span></text:p>
          </draw:text-box>
        </draw:frame>
        <draw:frame presentation:style-name="pr2" draw:text-style-name="P4" draw:layer="layout" svg:width="24.13cm" svg:height="13.927cm" svg:x="1.905cm" svg:y="4.883cm" presentation:class="subtitle" presentation:user-transformed="true">
          <draw:text-box>
            <text:p text:style-name="P2"><text:span text:style-name="T2">b</text:span></text:p>
            <text:p text:style-name="P2"><text:span text:style-name="T2"><text:s text:c="2"/></text:span><text:span text:style-name="T2">:foo= 0.5 * 10px</text:span></text:p>
            <text:p text:style-name="P2"><text:span text:style-name="T2"><text:s text:c="2"/></text:span><text:span text:style-name="T2">:bar= 10zzz * 12px / 5zzz</text:span></text:p>
            <text:p text:style-name="P2"><text:span text:style-name="T2"><text:s text:c="2"/></text:span><text:span text:style-name="T2">:baz= percentage(12.0px / 18px)</text:span></text:p>
            <text:p text:style-name="P2"><text:span text:style-name="T2"><text:s text:c="2"/></text:span><text:span text:style-name="T2">:mm= 5mm + 1cm</text:span></text:p>
            <text:p text:style-name="P2"><text:span text:style-name="T2"><text:s text:c="2"/></text:span><text:span text:style-name="T2">:pc= 1pc + 12pt</text:span></text:p>
            <text:p text:style-name="P2"><text:span text:style-name="T2"><text:s text:c="2"/></text:span><text:span text:style-name="T2">:pt= 72pt - 2in</text:span></text:p>
            <text:p text:style-name="P2"><text:span text:style-name="T2"><text:s text:c="2"/></text:span><text:span text:style-name="T2">:inches= 1in + 2.54cm</text:span></text:p>
            <text:p text:style-name="P2"><text:span text:style-name="T2"><text:s text:c="2"/></text:span><text:span text:style-name="T2">:more-inches= 1in + ((72pt * 2in) + (36pt * 1in)) / 2.54cm</text:span></text:p>
            <text:p text:style-name="P2"><text:span text:style-name="T2"><text:s text:c="2"/></text:span><text:span text:style-name="T2">:mixed= (1 + (1em * 6px / 3in)) * 4in / 2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ASS template example<text:line-break/><text:span text:style-name="T1">mixins</text:span></text:p>
          </draw:text-box>
        </draw:frame>
        <draw:frame presentation:style-name="pr2" draw:text-style-name="P4" draw:layer="layout" svg:width="24.13cm" svg:height="13.927cm" svg:x="1.905cm" svg:y="4.883cm" presentation:class="subtitle" presentation:user-transformed="true">
          <draw:text-box>
            <text:p text:style-name="P2"><text:span text:style-name="T2">b</text:span></text:p>
            <text:p text:style-name="P2"><text:span text:style-name="T2"><text:s text:c="2"/></text:span><text:span text:style-name="T2">:foo= 0.5 * 10px</text:span></text:p>
            <text:p text:style-name="P2"><text:span text:style-name="T2"><text:s text:c="2"/></text:span><text:span text:style-name="T2">:bar= 10zzz * 12px / 5zzz</text:span></text:p>
            <text:p text:style-name="P2"><text:span text:style-name="T2"><text:s text:c="2"/></text:span><text:span text:style-name="T2">:baz= percentage(12.0px / 18px)</text:span></text:p>
            <text:p text:style-name="P2"><text:span text:style-name="T2"><text:s text:c="2"/></text:span><text:span text:style-name="T2">:mm= 5mm + 1cm</text:span></text:p>
            <text:p text:style-name="P2"><text:span text:style-name="T2"><text:s text:c="2"/></text:span><text:span text:style-name="T2">:pc= 1pc + 12pt</text:span></text:p>
            <text:p text:style-name="P2"><text:span text:style-name="T2"><text:s text:c="2"/></text:span><text:span text:style-name="T2">:pt= 72pt - 2in</text:span></text:p>
            <text:p text:style-name="P2"><text:span text:style-name="T2"><text:s text:c="2"/></text:span><text:span text:style-name="T2">:inches= 1in + 2.54cm</text:span></text:p>
            <text:p text:style-name="P2"><text:span text:style-name="T2"><text:s text:c="2"/></text:span><text:span text:style-name="T2">:more-inches= 1in + ((72pt * 2in) + (36pt * 1in)) / 2.54cm</text:span></text:p>
            <text:p text:style-name="P2"><text:span text:style-name="T2"><text:s text:c="2"/></text:span><text:span text:style-name="T2">:mixed= (1 + (1em * 6px / 3in)) * 4in / 2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257cm" svg:x="1.399cm" svg:y="0.962cm" presentation:class="title">
          <draw:text-box>
            <text:p>The Big Question</text:p>
          </draw:text-box>
        </draw:frame>
        <draw:frame presentation:style-name="pr2" draw:text-style-name="P5" draw:layer="layout" svg:width="24.13cm" svg:height="13.613cm" svg:x="1.905cm" svg:y="5.04cm" presentation:class="subtitle">
          <draw:text-box>
            <text:p text:style-name="P1"><text:span text:style-name="T2">What is the point of a Style Sheet?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322cm" svg:x="2.159cm" svg:y="13.271cm" presentation:class="notes" presentation:user-transformed="true">
            <draw:text-box>
              <text:p><text:span text:style-name="T3">In the mid-90's 9 proposals were submitted to W3C's www-style mailing list. <text:s/>2 were chosen and combined into what eventually became ratified as CSS1.0</text:span></text:p>
              <text:p><text:span text:style-name="T3"/></text:p>
              <text:p><text:span text:style-name="T3">Separation of data and presentation.</text:span></text:p>
              <text:p><text:span text:style-name="T3"/></text:p>
              <text:p><text:span text:style-name="T3">HTML attributes were getting too heavy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ASS vs CSS</text:p>
          </draw:text-box>
        </draw:frame>
        <draw:frame presentation:style-name="pr5" draw:layer="layout" svg:width="24.13cm" svg:height="13.613cm" svg:x="1.905cm" svg:y="4.915cm" presentation:class="outline">
          <draw:text-box>
            <text:list text:style-name="L3">
              <text:list-item>
                <text:p>Expressions, Variables, Mix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Working with Jessie</text:p>
          </draw:text-box>
        </draw:frame>
        <draw:frame presentation:style-name="pr6" draw:text-style-name="P6" draw:layer="layout" svg:width="24.13cm" svg:height="13.864cm" svg:x="1.905cm" svg:y="4.915cm" presentation:class="outline" presentation:user-transformed="true">
          <draw:text-box>
            <text:p text:style-name="P6"/>
            <text:list text:style-name="L3">
              <text:list-item>
                <text:p text:style-name="P6">SASS + in + JavaScript =&gt; SASSiJS</text:p>
              </text:list-item>
              <text:list-item>
                <text:p text:style-name="P6">Please play with my sassijs.</text:p>
              </text:list-item>
            </text:list>
            <text:p text:style-name="P6"><text:span text:style-name="T4">&lt;script src="./sassijs.js" type="text/javascript"&gt;&lt;/script&gt;</text:span></text:p>
            <text:p text:style-name="P6"><text:span text:style-name="T4">&lt;link href="./main.sass" type="text/sass" /&gt;</text:span></text:p>
            <text:p text:style-name="P6"><text:span text:style-name="T4"/></text:p>
            <text:list text:continue-numbering="true" text:style-name="L3">
              <text:list-item>
                <text:p text:style-name="P6"><text:span text:style-name="T4">http://github.com/clr/sassijs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ASSiJS vs SASS</text:p>
          </draw:text-box>
        </draw:frame>
        <draw:frame presentation:style-name="pr5" draw:layer="layout" svg:width="24.13cm" svg:height="13.613cm" svg:x="1.905cm" svg:y="4.915cm" presentation:class="outline">
          <draw:text-box>
            <text:list text:style-name="L3">
              <text:list-item>
                <text:p>Client-state-aware expressions.</text:p>
              </text:list-item>
              <text:list-item>
                <text:p>No transformation steps.</text:p>
              </text:list-item>
              <text:list-item>
                <text:p>True tree ascension.</text:p>
              </text:list-item>
              <text:list-item>
                <text:p>Possible future performance over CSS.</text:p>
              </text:list-item>
              <text:list-item>
                <text:p>Cascade hal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257cm" svg:x="1.399cm" svg:y="0.962cm" presentation:class="title">
          <draw:text-box>
            <text:p>The Big Question</text:p>
          </draw:text-box>
        </draw:frame>
        <draw:frame presentation:style-name="pr2" draw:text-style-name="P5" draw:layer="layout" svg:width="24.13cm" svg:height="13.613cm" svg:x="1.905cm" svg:y="5.04cm" presentation:class="subtitle">
          <draw:text-box>
            <text:p text:style-name="P1"><text:span text:style-name="T2">What is the point of a Style Sheet?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322cm" svg:x="2.159cm" svg:y="13.271cm" presentation:class="notes" presentation:user-transformed="true">
            <draw:text-box>
              <text:p><text:span text:style-name="T3">In the mid-90's 9 proposals were submitted to W3C's www-style mailing list. <text:s/>2 were chosen and combined into what eventually became ratified as CSS1.0</text:span></text:p>
              <text:p><text:span text:style-name="T3"/></text:p>
              <text:p><text:span text:style-name="T3">Separation of data and presentation.</text:span></text:p>
              <text:p><text:span text:style-name="T3"/></text:p>
              <text:p><text:span text:style-name="T3">HTML attributes were getting too heavy.</text:span></text:p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slide_5f_background" draw:display-name="slide_background" xlink:href="Pictures/10000000000003180000026477153D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lide_5f_backgroun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_5f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13cm" svg:height="13.863cm" svg:x="1.905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R</meta:initial-creator>
    <meta:creation-date>2009-04-19T17:46:11</meta:creation-date>
    <meta:editing-duration>PT10H33M51S</meta:editing-duration>
    <meta:editing-cycles>23</meta:editing-cycles>
    <dc:date>2009-06-25T14:42:14</dc:date>
    <dc:creator>CLR</dc:creator>
    <meta:generator>OpenOffice.org/3.0$Unix OpenOffice.org_project/300m15$Build-9379</meta:gener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